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3000000D5DF5C0B14385C966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16cm" svg:height="7.513cm" svg:x="0.191cm" svg:y="0.439cm">
          <draw:image xlink:href="Pictures/1000020100000193000000D5DF5C0B14385C966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09:06:49.034031677</dc:date>
    <meta:editing-duration>PT2M5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